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Lucidasans" svg:font-family="Lucidasans" style:font-pitch="variable"/>
    <style:font-face style:name="DejaVu Serif" svg:font-family="'DejaVu Serif'" style:font-family-generic="roman" style:font-pitch="variable"/>
    <style:font-face style:name="DejaVu Serif2" svg:font-family="'DejaVu Serif'" style:font-adornments="Bold Oblique" style:font-family-generic="roman" style:font-pitch="variable"/>
    <style:font-face style:name="DejaVu Serif1" svg:font-family="'DejaVu Serif'" style:font-adornments="Book" style:font-family-generic="roman" style:font-pitch="variable"/>
    <style:font-face style:name="DejaVu Serif3" svg:font-family="'DejaVu Serif'" style:font-adornments="Krepko"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ela1" style:family="table">
      <style:table-properties style:width="17.006cm" fo:margin-left="0cm" fo:margin-right="-0.007cm" table:align="margins"/>
    </style:style>
    <style:style style:name="Tabela1.A" style:family="table-column">
      <style:table-column-properties style:column-width="14.423cm" style:rel-column-width="55581*"/>
    </style:style>
    <style:style style:name="Tabela1.B" style:family="table-column">
      <style:table-column-properties style:column-width="2.582cm" style:rel-column-width="9954*"/>
    </style:style>
    <style:style style:name="Tabela1.A1" style:family="table-cell">
      <style:table-cell-properties fo:padding="0.097cm" fo:border="none"/>
    </style:style>
    <style:style style:name="P1" style:family="paragraph" style:parent-style-name="Standard">
      <style:text-properties style:font-name="DejaVu Serif"/>
    </style:style>
    <style:style style:name="P2" style:family="paragraph" style:parent-style-name="Standard">
      <style:paragraph-properties fo:text-align="justify" style:justify-single-word="false"/>
      <style:text-properties style:font-name="DejaVu Serif"/>
    </style:style>
    <style:style style:name="P3" style:family="paragraph" style:parent-style-name="Standard">
      <style:paragraph-properties fo:text-align="end" style:justify-single-word="false"/>
      <style:text-properties style:font-name="DejaVu Serif"/>
    </style:style>
    <style:style style:name="P4" style:family="paragraph" style:parent-style-name="Standard">
      <style:paragraph-properties fo:text-align="center" style:justify-single-word="false"/>
      <style:text-properties style:font-name="DejaVu Serif" fo:font-style="italic"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style:font-name="DejaVu Serif"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DejaVu Serif"/>
    </style:style>
    <style:style style:name="P7" style:family="paragraph" style:parent-style-name="Standard">
      <style:paragraph-properties fo:text-align="end" style:justify-single-word="false"/>
      <style:text-properties style:font-name="DejaVu Serif" fo:font-style="italic" fo:font-weight="bold" style:font-style-asian="italic" style:font-weight-asian="bold" style:font-style-complex="italic" style:font-weight-complex="bold"/>
    </style:style>
    <style:style style:name="P8" style:family="paragraph" style:parent-style-name="Heading_20_1">
      <style:paragraph-properties fo:text-align="start" style:justify-single-word="false" fo:break-before="page">
        <style:tab-stops>
          <style:tab-stop style:position="0cm"/>
        </style:tab-stops>
      </style:paragraph-properties>
      <style:text-properties style:use-window-font-color="true" style:font-name="DejaVu Serif" fo:font-size="17.5pt" fo:language="sl" fo:country="SI" fo:font-style="italic" fo:font-weight="bold" style:font-name-asian="Arial" style:font-size-asian="17.5pt" style:font-style-asian="italic" style:font-weight-asian="bold" style:font-name-complex="Lucidasans" style:font-size-complex="16pt" style:language-complex="none" style:country-complex="none" style:font-weight-complex="bold"/>
    </style:style>
    <style:style style:name="P9" style:family="paragraph" style:parent-style-name="Heading_20_1">
      <style:paragraph-properties fo:text-align="justify" style:justify-single-word="false" fo:break-before="page">
        <style:tab-stops>
          <style:tab-stop style:position="0cm"/>
        </style:tab-stops>
      </style:paragraph-properties>
      <style:text-properties style:use-window-font-color="true" style:font-name="DejaVu Serif" fo:font-size="17.5pt" fo:language="sl" fo:country="SI" fo:font-style="italic" fo:font-weight="bold" style:font-name-asian="Arial" style:font-size-asian="17.5pt" style:font-style-asian="italic" style:font-weight-asian="bold" style:font-name-complex="Lucidasans" style:font-size-complex="16pt" style:language-complex="none" style:country-complex="none" style:font-weight-complex="bold"/>
    </style:style>
    <style:style style:name="P10" style:family="paragraph" style:parent-style-name="Text_20_body">
      <style:paragraph-properties fo:text-align="justify" style:justify-single-word="false"/>
      <style:text-properties style:font-name="DejaVu Serif"/>
    </style:style>
    <style:style style:name="P11" style:family="paragraph" style:parent-style-name="Heading_20_1">
      <style:paragraph-properties fo:break-before="page"/>
    </style:style>
    <style:style style:name="P12" style:family="paragraph" style:parent-style-name="Text_20_body" style:list-style-name="L2">
      <style:paragraph-properties fo:text-align="justify" style:justify-single-word="false"/>
      <style:text-properties style:font-name="DejaVu Serif"/>
    </style:style>
    <style:style style:name="P13" style:family="paragraph" style:parent-style-name="Text_20_body">
      <style:text-properties style:font-name="DejaVu Serif"/>
    </style:style>
    <style:style style:name="P14" style:family="paragraph" style:parent-style-name="Text_20_body" style:list-style-name="L3">
      <style:text-properties style:font-name="DejaVu Serif"/>
    </style:style>
    <style:style style:name="P15" style:family="paragraph" style:parent-style-name="Text_20_body" style:list-style-name="L4">
      <style:text-properties style:font-name="DejaVu Serif"/>
    </style:style>
    <style:style style:name="P16" style:family="paragraph" style:parent-style-name="Heading_20_2">
      <style:text-properties style:font-name="DejaVu Serif"/>
    </style:style>
    <style:style style:name="P17" style:family="paragraph" style:parent-style-name="Heading_20_2">
      <style:paragraph-properties fo:break-before="page"/>
      <style:text-properties style:font-name="DejaVu Serif"/>
    </style:style>
    <style:style style:name="P18" style:family="paragraph" style:parent-style-name="Standard">
      <style:text-properties style:font-name="DejaVu Serif" fo:font-size="10pt" style:font-size-asian="10pt" style:font-size-complex="10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header-rows>
          <table:table-row>
            <table:table-cell table:style-name="Tabela1.A1" office:value-type="string">
              <text:p text:style-name="P1">Fakulteta za računalništvo in informatiko v Ljubljani</text:p>
              <text:p text:style-name="P2">Tržaška 25, 1000 Ljubljana</text:p>
            </table:table-cell>
            <table:table-cell table:style-name="Tabela1.A1" office:value-type="string">
              <text:p text:style-name="P3">16.8.2006</text:p>
            </table:table-cell>
          </table:table-row>
        </table:table-header-rows>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hnična dokumentacija velike seminarske naloge pri predmetu Računalniške komunikacije in omrežja</text:p>
      <text:p text:style-name="P4"/>
      <text:p text:style-name="P4"/>
      <text:p text:style-name="P5">JIMMY</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Avtorji (v abecednem redu):</text:p>
      <text:p text:style-name="P3">Matevž Jekovec <text:s/>(Jabber),</text:p>
      <text:p text:style-name="P3">Zoran Mesec (MSN),</text:p>
      <text:p text:style-name="P3">Dejan Sakelšak (ICQ),</text:p>
      <text:p text:style-name="P3">Janez Urevc (uporabniški vmesnik)</text:p>
      <text:h text:style-name="P8" text:outline-level="1">Kazalo</text:h>
      <text:h text:style-name="P9" text:outline-level="1">Uvod</text:h>
      <text:p text:style-name="P10">V zadnjem desetletju se je na področju komunikacij naredil ogromen korak. Razvoj telekomunikacij in mobilnih naprav nam je omogočil danes poleg prenosa govora tudi pošiljanje in sprejemanje sporočil, prenos večpredstavnostnih vsebin, integrirano navigacijo in podobno. Na področju osebnih računalnikov pa je poleg elektronske pošte zacvetelo t. i. neposredno sporočanje (eng. instant messaging).</text:p>
      <text:p text:style-name="P10">Naša seminarska naloga je vključevala razvoj aplikacije za mobilne telefone za neposredno sporočanje. Ker je današnjih najbolj uporabljenih protokolov za sporočanje več, je bilo smiselno ustvariti aplikacijo, ki podpira več protokolov hkrati. Uspešno smo implementirali protokole Jabber, MSN in ICQ. Aplikacijo smo napisali za mobilne naprave, ki imajo nameščeno J2ME. Danes je to že večina vseh mobilnih telefonov mlajših od petih let.</text:p>
      <text:h text:style-name="P11" text:outline-level="1">Razvojno okolje</text:h>
      <text:p text:style-name="P10">Za razvoj naše aplikacije smo uporabili okolje Java 2 Mobile Edition (http://java.sun.com/j2me). Podrejali smo se MIDP 2.0 in CLDC 1.1 standardom. Kot IDE smo uporabljali Eclipse (http://www.eclipse.org) in NetBeans (http://www.netbeans.org).</text:p>
      <text:p text:style-name="P10">Projekt je odprt in se nahaja na Berlios strežniku (http://developer.berlios.de/projects/jimmyim). Vsa zgodovina razvoja se lahko dostopa preko SVN drevesa (http://svn.berlios.de/wsvn/jimmyim).</text:p>
      <text:p text:style-name="P10">Aplikacijo smo uspešno testirali na telefonih:</text:p>
      <text:list text:style-name="L2">
        <text:list-item>
          <text:p text:style-name="P12">Siemens M65</text:p>
        </text:list-item>
        <text:list-item>
          <text:p text:style-name="P12">Nokia 3220</text:p>
        </text:list-item>
        <text:list-item>
          <text:p text:style-name="P12">Nokia ??</text:p>
        </text:list-item>
      </text:list>
      <text:p text:style-name="P10"/>
      <text:h text:style-name="P11" text:outline-level="1">Licenca</text:h>
      <text:p text:style-name="P10">JIMMY je last izključno njegovih avtorjev navedenih v datoteki AUTHORS in na naslovnici tega poročila. Celoten projekt je odprt. Razširja se lahko pod pogoji licence GNU GPL v2 (http://www.gnu.org/licenses/gpl.txt).</text:p>
      <text:p text:style-name="P10">Slike protokolov (Jabber žarnica, MSN metulj in ICQ cvet) so last KDE programa za neposredno sporočanje, Kopete (http://kopete.kde.org).</text:p>
      <text:h text:style-name="P9" text:outline-level="1">Opis protokolov</text:h>
      <text:h text:style-name="Heading_20_2" text:outline-level="2">Jabber/XMPP</text:h>
      <text:h text:style-name="Heading_20_3" text:outline-level="3">Splošno</text:h>
      <text:p text:style-name="P10">Jabber (http://www.jabber.org) je najbolj razširjen odprt protokol za neposredno sporočanje. Temelji na XML sintaksi. Osnovni, jedrni del je dokaj enostaven z obilico prostora za razširitve. Trenutno že obstaja veliko odjemalcev (MirandaIM za Windows, Kopete za KDE, Gaim napisan v gtk+, deluje pod veliko OS, Bombus za J2ME in mnogi drugi), kot tudi strežnikov (najbolj znan je v Javi napisan Wildfire). Ravno v tem času tudi Google razvija svoj Google Chat, ki uporablja XMPP kot temeljno sintakso za neposredno sporočanje, za prenos zvoka pa algoritem Speex (http://www.speex.org), vgnezden v XMPP sintakso. Naj omenim, da tudi danes najbolj popularen program za pogovor preko interneta, Skype (http://www.skype.org), uporablja Speex algoritem za kompresijo zvoka. Problem je le v zaprtosti protokola, saj je Skype lastniški komercialni program. Upajmo, da bo Googleova tradicionalna naklonjenost odprtokodni skupnosti tudi tokrat obrodila sadove.</text:p>
      <text:p text:style-name="P13">Prav odprtost in enostavnost dajeta Jabberju prednost pred ostalimi protokoli. Jabber ni centraliziran, ampak obstaja celotna mreža med seboj povezanih različnih strežnikov (npr. jabber.org, gristle.org, predoslje.org). Vsak uporabnik ima svoje unikatno ime v obliki ime@streznik.</text:p>
      <text:p text:style-name="P13">Jabber prav tako podpira različno enkripcijo pri prenosu sporočil. Poleg standardne SASL in TLS povezave je na voljo tudi višjenivojska močna SHA1 (temelječa na ključih oz. certifikatih) enkripcija podatkovenga dela XML kitice. Enkriptirani podatki se prenašajo med odjemalcem in strežnikom, kot tudi med strežniki.</text:p>
      <text:p text:style-name="P13">Prav tako zanimiva lastnost Jabber strežnikov je t. i. prehod (gateway) med Jabberjem in ostalimi protokoli, torej da pretvorbo sporočil in stanj uporabnikov v druge protokole izvaja Jabber strežnik samodejno (npr. za Wildfire obstaja kopica razširitev za različne protokole). Odjemalec mora poznati le Jabber sintakso.</text:p>
      <text:h text:style-name="Heading_20_3" text:outline-level="3">Značilnosti</text:h>
      <text:list text:style-name="L3">
        <text:list-item>
          <text:p text:style-name="P14">odprt protokol, jasna specifikacija</text:p>
        </text:list-item>
        <text:list-item>
          <text:p text:style-name="P14">XML sintaksa</text:p>
        </text:list-item>
        <text:list-item>
          <text:p text:style-name="P14">močna enkripcija celotno pot od odjemalca do odjemalca</text:p>
        </text:list-item>
        <text:list-item>
          <text:p text:style-name="P14">hranjenje sporočil na strežniku, če uporabnik trenutno ni dosegljiv</text:p>
        </text:list-item>
        <text:list-item>
          <text:p text:style-name="P14">možnost razširitev obstoječe sintakse na druga področja (npr. VoIP)</text:p>
        </text:list-item>
        <text:list-item>
          <text:p text:style-name="P14">konferenčna povezava</text:p>
        </text:list-item>
        <text:list-item>
          <text:p text:style-name="P14">prenos datotek</text:p>
        </text:list-item>
      </text:list>
      <text:h text:style-name="Heading_20_3" text:outline-level="3">Implementacija</text:h>
      <text:p text:style-name="P13">jimmy.jabber.JabberProtocol</text:p>
      <text:p text:style-name="P13">Osnovni razred, ki predstavlja protokol Jabber je JabberProtocol. Po stvaritvi objekta se pokliče metoda login(), ki aktivira nit (ki ves čas preverja stanje prejetih Jabber sporočil), metoda pa vrne true ob uspešni prijavi ali false ob napaki. JabberProtocol se privzeto prijavi na strežnik, ki je podan ob uporabniškem imenu. Za pošiljanje sporočil se uporablja standardna metoda sendMsg(), za odjavo pa logout().</text:p>
      <text:p text:style-name="P13">JabberProtocol ne uporablja splošnega DOM ali SAX razčlenjevalnika (eng. parser), ampak smo zaradi hitrosti in optimizacije kode napisali specifični razčlenjevalnik JabberParseXML namenjen prav branju sporočil, stanja kontaktov, spreminjanju lastnosti itd. za XMPP protokol.</text:p>
      <text:p text:style-name="P13">JabberProtocol ne podpira še nobene enkripcije linije, kot tudi ne enkripcije XML kitic. Vsi podatki se prenašajo v čistem tekstovnem načinu v UTF-8 kodnem naboru.</text:p>
      <text:h text:style-name="Heading_20_3" text:outline-level="3">Podprte značilnosti</text:h>
      <text:list text:style-name="L4">
        <text:list-item>
          <text:p text:style-name="P15">podpora večih Jabber računov hkrati</text:p>
        </text:list-item>
        <text:list-item>
          <text:p text:style-name="P15">začetek pogovora s poljubnim kontaktom na poljubnem Jabber strežniku, če je pobudnik JIMMY uporabnik</text:p>
        </text:list-item>
        <text:list-item>
          <text:p text:style-name="P15">začetek pogovora s poljubnim kontaktom na poljubnem Jabber strežniku, če je kontakt pobudnik pogovora</text:p>
        </text:list-item>
        <text:list-item>
          <text:p text:style-name="P15">prikaz stanj kontaktov (online, offline, busy, away)</text:p>
        </text:list-item>
        <text:list-item>
          <text:p text:style-name="P15">urejanje lastnosti kontakta in dodeljevanje skupinam</text:p>
        </text:list-item>
        <text:list-item>
          <text:p text:style-name="P15">dodajanje kontaktov, če je pobudnik JIMMY uporabnik</text:p>
        </text:list-item>
        <text:list-item>
          <text:p text:style-name="P15">dodajanje kontaktov, če je pobudnik kontakt</text:p>
        </text:list-item>
        <text:list-item>
          <text:p text:style-name="P15">brisanje kontaktov</text:p>
        </text:list-item>
      </text:list>
      <text:h text:style-name="P16" text:outline-level="2"/>
      <text:h text:style-name="P17" text:outline-level="2">MSNP</text:h>
      <text:p text:style-name="P1">MSN Messenger je program za neposredno sporočanja, sicer produkt podjetja Microsoft. Na trgu je vse od leta 1999, od takrat je doživel veliko izboljšav in pohitritev. Program za komunikacijo uporablja tekstovni protokol, ki se imenuje MSN Messenger protokol (z angleško kratico MSNP). Program sodi med štiri najpriljubljenejše programe za neposredno sporočanje, najbrž lahko rečemo, da je med slovenskimi uporabniki kar najpogostejši. Razlog, da smo v Jimmy-iju implementirali MSN protokol je <text:s/>pogostosti uporabe med slovenskimi uporabniki. </text:p>
      <text:p text:style-name="P1"/>
      <text:p text:style-name="P1">Program MSN Messenger, ki deluje v okolju Windows je t.i. klient, oziroma program, ki teče na uporabnikovem računalniku, za delovanje pa potrebuje oddaljeni strežnik s katerim ves čas delovanja komunicira. Program lokalno ne hrani nobenih podatkov o seznamu kontaktov in skupin, temveč informacije dobiva preko povezave s centralnim strežnikom. Pri komunikaciji med strežnikom in MSN Messengerjem se uporablja MSN protokol (MSNP). Program <text:s/>MSN Messenger je bil izhodišče za implementacijo MSN protokola na Jimmy-ju. Sorodnosti med programoma so očitne, možno je opaziti tudi podobnosti z drugimi protokoli in programi za neposredno sporočanje. </text:p>
      <text:p text:style-name="P1"/>
      <text:p text:style-name="P1">Program na osebnem računalniku se imenuje MSN Messenger »klient«. Njegova naloga je, da se preko interneta poveže na MSN Messenger strežnik. Gledano širše, vsaka menjava informacije med različnimi klient programi, poteka preko centralnega strežnika, mimo te povezave sporočanje med uporabniki ni možno. Med delovanjem bo torej naš program »govoril« oz. pošiljal informacije do centralnega strežnika, ki bo nato poskrbel, da paketi pridejo do pravega naslovnika. Kakorkoli že, obstajajo tudi določeni ukazi protokola za katere velja, da jih centralni strežnik ne obdela, temveč samo posreduje do naslovnika – ukazi se nato procesirajo pri naslovniku (o takšnih ukazih več kasneje). </text:p>
      <text:p text:style-name="P1"/>
      <text:p text:style-name="P18">Microsoft recommends MSN Messenger for most Windows users, except on Windows XP, where Windows Messenger is bundled with the operating system. Other people and companies have written "third party" MSN Messenger clients. You can see some of them listed on the resources page. MSN Messenger is generally considered the de-facto standard client, and most clients take their lead from its behaviour, so it's referred to as "the official client" on this site.</text:p>
      <text:p text:style-name="P18"/>
      <text:p text:style-name="P1">Microsoft priporoča program MSN Messenger vsem uporabnikom operacijskega sistema MS Windows kot nekakšen de facto standard za neposredno sporočanje (na Windows XP je program vključen v osnovnem namestitvenem paketu), kar bi lahko označili za manjšo laž. S tem si podjetje seveda zagotovi zvestobo uporabnikov in nadaljno uporabo njihovih storitev vključno z MSN protokolom. Politika tega podjetja je, kot že najbrž ves čas obstoja, predvsem pridobitniška. Ta miselnost <text:s/>zajema tako denarno plat računalništva, kot tudi vpliva na življenjski slog uporabnikov, ki jih je <text:s/>Microsoft »podjarmil« s svojimi produkti. Seveda za vsako izrečeno mislijo obstaja ozadje in tudi tu verjetno ne gre iskati izjem.</text:p>
      <text:p text:style-name="P1"/>
      <text:p text:style-name="P1"><text:s/>Zgolj pljuvati in blatiti ime Microsoft na račun njihove kapitalistične usmerjenosti in monopolizma bi bilo slaboumno in zato tega v tem besedilu ne bom počel. S stališča računalniškega inženirja pa lahko izrazim določene kritike do politike podjetja. Kot sem že napisal, se za vsako izjavo skriva ozadje. MSN Messenger ni naključno edini uradni program za sporočanje preko MSN protokola. Izbran je bil, ker deluje samo na o.s. MS Windows. kot t.i. »MS Windows service« ali drugače, je ena izmed funkcionalnosti o.s. MS Windows. S to potezo si je Microsoft monopolistično pridržal uporabnike in pravico do uporabe svojega protokola. Vsak drug program, ki uporablja MSN protokol (angleški izraz je »third party client«) je avtomatično nezaželen in Microsoft se z vsako novo verzijo protokola vztrajno trudi, da bi takšne programe odgnal. V proces preverjanja prisotnosti, so tako na primer v verzijo 11 vgradili kompleksen algoritem, ki je izredno zahteven za implementacijo in naj bi služil ravno temu namenu. V krvi računalniških inženirjev je, da takšne poteze grajamo. Potreba po standardizaciji tako na internetu kot na področju programske opreme je danes zaradi porasta različnih tehnologij, ki temeljijo na različnih jedrih, nujnejša kot kdajkoli prej in zaželeno je, da so standardi odprte narave (bodisi odprtokodni ali pa potrjeni od organizacij za standardizacijo kot je npr. ISO), ravno zaradi prenosljivosti in dostopnosti. Nasploh je zadnja leta v računalništvi čutiti tendenco po več platformnih rešitvah in resno konkurenco odprto-kodnih rešitve. Microsoftove odločitve vejijo v nasprotno smer. Tu naj omenim, da je bila dokumentacija za MSN protokol, ki je dostopna širši javnosti, spisano s pomočjo t.i.»reverse engineering-a«. To dejstvo dokazuje moje trditve, da želi Microsoft odvrniti ostale razvijalce programske opreme od uporabe MSN protokola. </text:p>
      <text:p text:style-name="P1"/>
      <text:p text:style-name="P1">Na globalnem trgu obstaja med operacijskimi sistemi velik boj za uporabnike. Razlog zakaj je Microsoft najuspešnejši predvsem pri domačih uporabnikih je pretanjeno <text:s/></text:p>
      <text:p text:style-name="P1"/>
      <text:p text:style-name="P1"/>
      <text:p text:style-name="P1"/>
      <text:p text:style-name="P1"/>
      <text:p text:style-name="P1"/>
      <text:p text:style-name="P1"/>
      <text:p text:style-name="P1"/>
      <text:p text:style-name="P1">V Jimmy-ju smo tako implementirali verzijo MSN protokola 9 in10.</text:p>
      <text:p text:style-name="P1"/>
      <text:p text:style-name="P1">, kar nam omogoča, da na v enem programu združimo več t.i. klientov. Jim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Lucidasans" svg:font-family="Lucidasans" style:font-pitch="variable"/>
    <style:font-face style:name="DejaVu Serif" svg:font-family="'DejaVu Serif'" style:font-family-generic="roman" style:font-pitch="variable"/>
    <style:font-face style:name="DejaVu Serif2" svg:font-family="'DejaVu Serif'" style:font-adornments="Bold Oblique" style:font-family-generic="roman" style:font-pitch="variable"/>
    <style:font-face style:name="DejaVu Serif1" svg:font-family="'DejaVu Serif'" style:font-adornments="Book" style:font-family-generic="roman" style:font-pitch="variable"/>
    <style:font-face style:name="DejaVu Serif3" svg:font-family="'DejaVu Serif'" style:font-adornments="Krepko"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l" fo:country="SI"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text-properties style:font-name="DejaVu Serif1"/>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Title" style:next-style-name="Text_20_body" style:class="text" style:default-outline-level="1">
      <style:paragraph-properties fo:margin-left="0cm" fo:margin-right="0cm" fo:margin-top="0.22cm" fo:margin-bottom="0.21cm" fo:text-indent="0cm" style:auto-text-indent="false"/>
      <style:text-properties style:font-name="DejaVu Serif2" fo:font-size="17.5pt" fo:font-style="oblique" fo:font-weight="bold" style:font-size-asian="17.5pt" style:font-style-asian="italic" style:font-weight-asian="normal" style:font-size-complex="16pt" style:font-weight-complex="bold"/>
    </style:style>
    <style:style style:name="Heading_20_2" style:display-name="Heading 2" style:family="paragraph" style:parent-style-name="Title" style:next-style-name="Text_20_body" style:class="text" style:default-outline-level="2">
      <style:text-properties style:font-name="DejaVu Serif2"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class="text" style:default-outline-level="3">
      <style:text-properties style:font-name="DejaVu Serif3"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evž Jekovec</meta:initial-creator>
    <meta:creation-date>2006-08-16T22:37:18</meta:creation-date>
    <dc:creator>Matevž Jekovec</dc:creator>
    <dc:date>2006-08-17T06:31:11</dc:date>
    <dc:language>sl-SI</dc:language>
    <meta:editing-cycles>23</meta:editing-cycles>
    <meta:editing-duration>PT5H54M3S</meta:editing-duration>
    <meta:user-defined meta:name="Info 1"/>
    <meta:user-defined meta:name="Info 2"/>
    <meta:user-defined meta:name="Info 3"/>
    <meta:user-defined meta:name="Info 4"/>
    <meta:document-statistic meta:table-count="1" meta:image-count="0" meta:object-count="0" meta:page-count="9" meta:paragraph-count="63" meta:word-count="1538" meta:character-count="10775"/>
  </office:meta>
</office:document-meta>
</file>